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nb" fo:country="NO"/>
    </style:style>
    <style:style style:name="P2" style:family="paragraph" style:parent-style-name="Text_20_body">
      <style:text-properties fo:language="nb" fo:country="NO" fo:font-weight="bold" style:font-weight-asian="bold" style:font-weight-complex="bold"/>
    </style:style>
    <style:style style:name="P3" style:family="paragraph" style:parent-style-name="Text_20_body">
      <style:text-properties fo:language="nb" fo:country="NO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language="nb" fo:country="NO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language="nb" fo:country="NO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language="nb" fo:country="NO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nb" fo:country="NO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1">
      <style:text-properties fo:language="nb" fo:country="NO"/>
    </style:style>
    <style:style style:name="P12" style:family="paragraph" style:parent-style-name="Heading_20_2">
      <style:text-properties fo:language="nb" fo:country="NO"/>
    </style:style>
    <style:style style:name="P13" style:family="paragraph" style:parent-style-name="Heading_20_3">
      <style:text-properties fo:language="nb" fo:country="NO"/>
    </style:style>
    <style:style style:name="P14" style:family="paragraph" style:parent-style-name="Heading_20_4">
      <style:text-properties fo:language="nb" fo:country="NO"/>
    </style:style>
    <style:style style:name="P15" style:family="paragraph" style:parent-style-name="Heading_20_4">
      <style:text-properties fo:language="nb" fo:country="NO" fo:font-style="normal" style:font-style-asian="normal" style:font-style-complex="normal"/>
    </style:style>
    <style:style style:name="P16" style:family="paragraph" style:parent-style-name="Heading_20_4">
      <style:text-properties fo:language="nb" fo:country="NO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nb" fo:country="NO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vordan redigere FS-bok?</text:h>
      <text:h text:style-name="P12" text:outline-level="2">Introduksjon</text:h>
      <text:p text:style-name="P1">FS-boken er skrevet I LaTeX. LaTeX er et scriptspråk som ligner på HTML, som gjør at brukeren ikke trenger å tenke på typografi. Det består av kildefilene, tex-filer. Disse kompilerers til pfd-dokument med korrekt typografi og layout ved hjelp av programmet <text:span text:style-name="T1">pdflatex</text:span>. </text:p>
      <text:p text:style-name="P1">Endringer I FS-boken holdes styr på av versjonskontrollprogrammet <text:span text:style-name="T1">git</text:span>. g<text:span text:style-name="T1">it </text:span>lite komplisert og lett å sette opp lokalt på en maskin og ble valgt av denne grunn. </text:p>
      <text:p text:style-name="P1">Masse info finnes om disse på google. Moral: har du et problem, google det, så finner du en løsning :-)</text:p>
      <text:h text:style-name="P12" text:outline-level="2">Om FS-bok malen</text:h>
      <text:p text:style-name="P1">Malen består av mange tex-filer. <text:span text:style-name="T5">Hovedfilen(selve fsboka), som de andre filene er avhengig av,</text:span> heter <text:span text:style-name="T1">fsbok.tex.</text:span><text:span text:style-name="T3"> I denne filen defineres alle “environments” og alle småfiler inkluderes. Helt I starten av filen finnes det som heter </text:span><text:span text:style-name="T1">preamblen</text:span><text:span text:style-name="T3"> I LaTeX. Her finnes alle definisjoner av environments og alle stiler og pakker blir inkludert.</text:span></text:p>
      <text:p text:style-name="P1"><text:span text:style-name="T3">Så kommer selve dokumentet, det er definert innenfor taggene </text:span><text:span text:style-name="T1">\begin{document}....\end{document}</text:span><text:span text:style-name="T3">. Her skrives det som virkelig sees I dokumentet. </text:span></text:p>
      <text:p text:style-name="P1">Alle hoveddelene I FS-boken er delt opp I filer. f.eks <text:span text:style-name="T1">lover.tex, historikk.tex, vedtak.tex, fonds.tex, forretningsdriften.tex</text:span><text:span text:style-name="T3"> og alle intruksene som finnes I instruksmappa.</text:span></text:p>
      <text:h text:style-name="P15" text:outline-level="4">Environments I FS-boken</text:h>
      <text:p text:style-name="P2"><text:span text:style-name="T3">Lover: </text:span><text:span text:style-name="T4">Dette environmentet brukes på følgende måte:</text:span></text:p>
      <text:p text:style-name="P2"><text:span text:style-name="T4"><text:tab/></text:span><text:span text:style-name="T2">\begin{lovkapittel}{navn-på-loven} … \end{lovkapittel}</text:span></text:p>
      <text:p text:style-name="P3">Inne I dette environmentet finnes del-environments:</text:p>
      <text:p text:style-name="P4"><text:span text:style-name="T5"><text:tab/></text:span><text:span text:style-name="T2">\begin{lovparagraf}{navn-på-paragraf} … \end{lovparagraf}</text:span></text:p>
      <text:p text:style-name="P4"><text:span text:style-name="T5">Ledd under dette skapes ved det innebygde environmentet I LaTeX </text:span><text:span text:style-name="T2">enumerate</text:span></text:p>
      <text:p text:style-name="P4"><text:span text:style-name="T5"><text:tab/></text:span><text:span text:style-name="T2">\begin{enumerate}</text:span></text:p>
      <text:p text:style-name="P5"><text:tab/><text:tab/>\item førte ledd</text:p>
      <text:p text:style-name="P5"><text:tab/><text:tab/>\item andre ledd</text:p>
      <text:p text:style-name="P5"><text:tab/><text:tab/>osv....</text:p>
      <text:p text:style-name="P5"><text:tab/>\end{enumerate}</text:p>
      <text:p text:style-name="P4"><text:span text:style-name="T5">Om man trenger underledd, så bruker man </text:span><text:span text:style-name="T2">\begin{enumerate} </text:span><text:span text:style-name="T5">på den \item som har underpunkter.</text:span></text:p>
      <text:p text:style-name="P3"/>
      <text:p text:style-name="P4">Instruks:<text:span text:style-name="T5"> Instrukser skrives slik</text:span></text:p>
      <text:p text:style-name="P4"><text:span text:style-name="T5"><text:tab/></text:span><text:span text:style-name="T2">\begin{instruks}{dato-sist-oppdatert}{dato-godkjent-av-FS} … \end{instruks}</text:span></text:p>
      <text:p text:style-name="P3">Inni instruks environmentet brukes</text:p>
      <text:p text:style-name="P3"><text:tab/><text:span text:style-name="T1">\begin{instruksledd}{navn-på-ledd} … \end{instruksledd}</text:span></text:p>
      <text:p text:style-name="P3"><text:soft-page-break/>Inne for underpunkter brukes, I likhet med lovene-environmentet, <text:span text:style-name="T1">\begin{enumerate}</text:span> osv.</text:p>
      <text:h text:style-name="P13" text:outline-level="3">Hvordan bruke GIT (på PC)?</text:h>
      <text:h text:style-name="P14" text:outline-level="4">Hvordan kunngjøre endringer I FS-boken</text:h>
      <text:h text:style-name="P16" text:outline-level="4">Hvordan skrive ut differanse fra forrige versjon</text:h>
      <text:p text:style-name="P3"/>
      <text:h text:style-name="Heading_20_1" text:outline-level="1">På Mac</text:h>
      <text:p text:style-name="P6">Programvare</text:p>
      <text:p text:style-name="P7">Jeg googlet “latex on mac” og fant en pakke med programmer. Etter å ha innstallert disse bruker jeg programmet TeXworks til å redigere. Dette er en enkel programvare som gjør at man kan se endringene kjapt.</text:p>
      <text:p text:style-name="P4">Printe ut én enkelt instruks/dokument</text:p>
      <text:p text:style-name="P3">Gjøres lett nå som man har begynt å bruke \subfiles.</text:p>
      <text:p text:style-name="Text_20_body"><text:span text:style-name="T6">Hoveddokument (fsbok.tex) inneholder kommandoen \</text:span>usepackage{subfiles} og filene blir referert til med \subfile{fil}.</text:p>
      <text:p text:style-name="Text_20_body">Delfilene inneholder kommandoene \documentclass[fsbok.tex]{subfiles} </text:p>
      <text:p text:style-name="P9">\begin{document} og slutter med \end{document}. Dette gjør at man nå kan printe ut filene enkeltvis.</text:p>
      <text:p text:style-name="P10"/>
      <text:p text:style-name="P4">Git</text:p>
      <text:p text:style-name="P4">Hva er det?</text:p>
      <text:p text:style-name="P3">Git holder orden på endringene som blir gjort i mappen Fsbok(samt undermapper). Den gjør det også mulig å endre filer lokalt på pcen/macen din uten å måtte koble til gsek. Se også www.github.com</text:p>
      <text:p text:style-name="P4">Hvordan bruke det?</text:p>
      <text:p text:style-name="P3">Gå inn på <text:a xlink:type="simple" xlink:href="http://www.github.com/">www.github.com</text:a>, lag deg bruker og sett det opp for din pc/mac ved hjelp av faq/how to på siden.</text:p>
      <text:p text:style-name="P3">Søk så på fsbok på nettsiden og «fork» denne. (fsbok <text:s/>prosjektet skal være «eid» av brukeren agarmo.)</text:p>
      <text:p text:style-name="P3">Last så ned programmet github om du ikke har gjort det allerede.</text:p>
      <text:p text:style-name="P3">Etter du har gjort endringer i Fsbok åpner du programmet github. Endringene som har blitt gjort vil da lyse grønt. Forklar så hva du har endret/hvorfor og trykk com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1T19:34:12</meta:creation-date>
    <dc:date>2012-02-23T21:25:28</dc:date>
    <meta:editing-duration>PT1H54M15S</meta:editing-duration>
    <meta:editing-cycles>23</meta:editing-cycles>
    <meta:generator>LibreOffice/3.4$Unix LibreOffice_project/340m1$Build-302</meta:generator>
    <meta:document-statistic meta:table-count="0" meta:image-count="0" meta:object-count="0" meta:page-count="2" meta:paragraph-count="45" meta:word-count="488" meta:character-count="3375" meta:non-whitespace-character-count="2915"/>
  </office:meta>
</office:document-meta>
</file>